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 PL KaitiM GB1" svg:font-family="'AR PL KaitiM GB'" style:font-family-generic="modern" style:font-pitch="fixed"/>
    <style:font-face style:name="Cousine" svg:font-family="Cousine" style:font-family-generic="modern" style:font-pitch="fixed"/>
    <style:font-face style:name="Tinos" svg:font-family="Tinos" style:font-family-generic="roman" style:font-pitch="variable"/>
    <style:font-face style:name="Arimo" svg:font-family="Arimo" style:font-family-generic="swiss" style:font-pitch="variable"/>
    <style:font-face style:name="Carlito" svg:font-family="Carlito"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374b" officeooo:paragraph-rsid="0015374b"/>
    </style:style>
    <style:style style:name="P2" style:family="paragraph" style:parent-style-name="Heading_20_2">
      <style:text-properties officeooo:rsid="0015374b" officeooo:paragraph-rsid="0015374b"/>
    </style:style>
    <style:style style:name="P3" style:family="paragraph" style:parent-style-name="Heading_20_2">
      <style:text-properties officeooo:paragraph-rsid="001fad80"/>
    </style:style>
    <style:style style:name="P4" style:family="paragraph" style:parent-style-name="Corps_20_de_20_texte_20_justifié_20_avec_20_alinéas">
      <style:text-properties officeooo:rsid="001d7c2c" officeooo:paragraph-rsid="001d7c2c"/>
    </style:style>
    <style:style style:name="P5" style:family="paragraph" style:parent-style-name="Corps_20_de_20_texte_20_justifié_20_avec_20_alinéas">
      <style:text-properties officeooo:paragraph-rsid="001fad80"/>
    </style:style>
    <style:style style:name="P6" style:family="paragraph" style:parent-style-name="Corps_20_de_20_texte_20_justifié_20_avec_20_alinéas">
      <style:text-properties officeooo:rsid="002303bc" officeooo:paragraph-rsid="002303bc"/>
    </style:style>
    <style:style style:name="T1" style:family="text">
      <style:text-properties officeooo:rsid="00192d81"/>
    </style:style>
    <style:style style:name="T2" style:family="text">
      <style:text-properties fo:font-weight="bold" style:font-weight-asian="bold" style:font-weight-complex="bold"/>
    </style:style>
    <style:style style:name="T3" style:family="text">
      <style:text-properties fo:font-weight="bold" officeooo:rsid="00192d81"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92d81" style:font-weight-asian="normal" style:font-weight-complex="normal"/>
    </style:style>
    <style:style style:name="T6" style:family="text">
      <style:text-properties fo:font-weight="normal" officeooo:rsid="001b0058" style:font-weight-asian="normal" style:font-weight-complex="normal"/>
    </style:style>
    <style:style style:name="T7" style:family="text">
      <style:text-properties fo:font-weight="normal" officeooo:rsid="00234324" style:font-weight-asian="normal" style:font-weight-complex="normal"/>
    </style:style>
    <style:style style:name="T8" style:family="text">
      <style:text-properties officeooo:rsid="001b0058"/>
    </style:style>
    <style:style style:name="T9" style:family="text">
      <style:text-properties style:text-position="sub 58%" officeooo:rsid="001c418d"/>
    </style:style>
    <style:style style:name="T10" style:family="text">
      <style:text-properties style:text-position="sub 58%" officeooo:rsid="001b0058"/>
    </style:style>
    <style:style style:name="T11" style:family="text">
      <style:text-properties style:text-position="0% 100%"/>
    </style:style>
    <style:style style:name="T12" style:family="text">
      <style:text-properties style:text-position="0% 100%" officeooo:rsid="001b0058"/>
    </style:style>
    <style:style style:name="T13" style:family="text">
      <style:text-properties style:text-position="0% 100%" officeooo:rsid="001c418d"/>
    </style:style>
    <style:style style:name="T14" style:family="text">
      <style:text-properties officeooo:rsid="001d7c2c"/>
    </style:style>
    <style:style style:name="T15" style:family="text">
      <style:text-properties officeooo:rsid="001e2036"/>
    </style:style>
    <style:style style:name="T16" style:family="text">
      <style:text-properties officeooo:rsid="002061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njamin Ternot<text:tab/><text:tab/><text:tab/><text:tab/><text:tab/><text:tab/><text:tab/><text:tab/><text:tab/><text:tab/>12/09/2022</text:p>
      <text:p text:style-name="P1"/>
      <text:p text:style-name="Title">TP contraste</text:p>
      <text:h text:style-name="Heading_20_1" text:outline-level="1">2 Visualisation et utilisation de gimp</text:h>
      <text:h text:style-name="P2" text:outline-level="2">2.1 Zooms</text:h>
      <text:p text:style-name="Corps_20_de_20_texte_20_justifié_20_avec_20_alinéas"><text:tab/>Pour afficher l’image en plus grand (ici 200%), gimp duplique chaque pixel de l’image sur un nombre plus important de l’écran (ici, chaque pixel de l’image est donc affiché sur des carrés de côté 2 fois plus longs).</text:p>
      <text:p text:style-name="Corps_20_de_20_texte_20_justifié_20_avec_20_alinéas"><text:tab/><text:span text:style-name="T8">Le zoom de la petite image que l’on a produite est plus nette que </text:span><text:span text:style-name="T3">maison_petit.tif</text:span><text:span text:style-name="T5">, </text:span><text:span text:style-name="T6">mais elle possède des défauts (nottament sur le mur de briques par exemple)</text:span><text:span text:style-name="T5">. Cela pourrait signifier que </text:span><text:span text:style-name="T3">maison_petit.tif</text:span><text:span text:style-name="T5"> a été générée en </text:span><text:span text:style-name="T6">échantillonant, après passage dans un passe bas, alors que notre image correspond seulement à la supression d’un pixel sur 2</text:span><text:span text:style-name="T5">.</text:span></text:p>
      <text:h text:style-name="Heading_20_2" text:outline-level="2">2.<text:span text:style-name="T1">2</text:span> <text:span text:style-name="T1">Espace couleurs</text:span></text:h>
      <text:p text:style-name="Corps_20_de_20_texte_20_justifié_20_avec_20_alinéas"><text:tab/><text:span text:style-name="T8">Chaque pixel écrit dans la base cartésienne (R,G,B) s’écrit de manière unique dans la base cylyndrique (ou plutôt en double cône) (Teinte,Saturation,Luminosité), avec Teinte l’angle, Luminosité la hauteur et Saturation la distance à l’axe Luminosité (i.e l’axe des niveaux de gris). Dès lors, la transformation t</text:span><text:span text:style-name="T9">+ </text:span><text:span text:style-name="T8">= t + 180° est la même que t</text:span><text:span text:style-name="T10">-</text:span><text:span text:style-name="T12"> </text:span><text:span text:style-name="T13">= t – 180° (on est modulo 360°).</text:span></text:p>
      <text:p text:style-name="P4"><text:span text:style-name="T13"><text:tab/>D</text:span><text:span text:style-name="T11">e plus, une saturation de -100 % correspond à projeter tous les points sur l’axe des niveaux de gris, tandis que une saturation de +100 % correspond à accentuer la coloration dominante.</text:span></text:p>
      <text:h text:style-name="Heading_20_1" text:outline-level="1">3 Niveaux de gris, histogrammes et statistiques</text:h>
      <text:h text:style-name="Heading_20_2" text:outline-level="2"><text:span text:style-name="T14">3.1 </text:span>Histogramme</text:h>
      <text:p text:style-name="Corps_20_de_20_texte_20_justifié_20_avec_20_alinéas"><text:tab/><text:span text:style-name="T15">Lorsque l’on ajoute un bruit gaussien à une image, l’histogramme obtenu est plus lisse que celui de l’image initiale. Cela peut s’interpréter comme le résultat de la convolution de l’histogramme initial avec une gaussienne, ce qui diminue les irrégularités.</text:span></text:p>
      <text:h text:style-name="P3" text:outline-level="2"><text:span text:style-name="T14">3.2 Contraste</text:span></text:h>
      <text:p text:style-name="P5"><text:tab/><text:span text:style-name="T16">L’aspect global de l’image après transformation croissante n’est pas modifié (une teinte plus clair qu’une autre au départ le reste après transformation), mais si la transformation est décroissante, on observe une image dite en négatif, à l’aspect considérablement différent.</text:span></text:p>
      <text:h text:style-name="Heading_20_2" text:outline-level="2">3.3 Egalisation d’histogramme</text:h>
      <text:p text:style-name="P6"><text:tab/>Lorsque l’on égalise l’histogramme, l’image obtenue <text:span text:style-name="T2">imequal</text:span><text:span text:style-name="T4"> possède moins de différences de contraste, et son histogramme est moins concentré. </text:span><text:span text:style-name="T7">De plus, l’histogramme cumulé après égalisation est presque constant.</text:span></text:p>
      <text:h text:style-name="Heading_20_2" text:outline-level="2"><text:soft-page-break/>3.4 Prescription d’histogramme</text:h>
      <text:p text:style-name="Corps_20_de_20_texte_20_justifié_20_avec_20_alinéa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 PL KaitiM GB1" svg:font-family="'AR PL KaitiM GB'" style:font-family-generic="modern" style:font-pitch="fixed"/>
    <style:font-face style:name="Cousine" svg:font-family="Cousine" style:font-family-generic="modern" style:font-pitch="fixed"/>
    <style:font-face style:name="Tinos" svg:font-family="Tinos" style:font-family-generic="roman" style:font-pitch="variable"/>
    <style:font-face style:name="Arimo" svg:font-family="Arimo" style:font-family-generic="swiss" style:font-pitch="variable"/>
    <style:font-face style:name="Carlito" svg:font-family="Carlito"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nos" fo:font-size="12pt" fo:language="fr" fo:country="F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nos"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Corps_20_de_20_texte_20_justifié_20_avec_20_alinéas"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Corps_20_de_20_texte_20_justifié_20_avec_20_alinéas"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sine" fo:font-family="Cousine" style:font-family-generic="modern" style:font-pitch="fixed" fo:font-size="10pt" style:font-name-asian="AR PL KaitiM GB1" style:font-family-asian="'AR PL KaitiM GB'" style:font-family-generic-asian="modern" style:font-pitch-asian="fixed" style:font-size-asian="10pt" style:font-name-complex="Cousine" style:font-family-complex="Cousine" style:font-family-generic-complex="modern" style:font-pitch-complex="fixed" style:font-size-complex="10pt"/>
    </style:style>
    <style:style style:name="Corps_20_de_20_texte_20_justifié_20_avec_20_alinéas" style:display-name="Corps de texte justifié avec alinéas" style:family="paragraph" style:parent-style-name="Text_20_body">
      <style:paragraph-properties fo:text-align="justify" style:justify-single-word="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2T14:18:39.508824236</meta:creation-date>
    <dc:date>2022-09-12T16:50:07.297850493</dc:date>
    <meta:editing-duration>PT19M6S</meta:editing-duration>
    <meta:editing-cycles>4</meta:editing-cycles>
    <meta:generator>LibreOffice/6.1.5.2$Linux_X86_64 LibreOffice_project/10$Build-2</meta:generator>
    <meta:document-statistic meta:table-count="0" meta:image-count="0" meta:object-count="0" meta:page-count="2" meta:paragraph-count="17" meta:word-count="328" meta:character-count="2123" meta:non-whitespace-character-count="1795"/>
  </office:meta>
</office:document-meta>
</file>